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decisión.<text:line-break/>Este momento de pausa para traducir el contenido técnico en <text:span text:style-name="Strong_20_Emphasis">ideas místicas</text:span> es clave: nos permite que el ensayo y la historia de Elara respiren el mismo aire simbólico.<text:line-break/>A partir del análisis de la <text:span text:style-name="Strong_20_Emphasis">potencia del sistema</text:span>, surgen varios núcleos espirituales muy poderosos, que pueden inspirar la narrativa del capítulo de aventura y la reflexión existencial que lo acompaña.<text:line-break/>Te resumo a continuación las principales <text:span text:style-name="Strong_20_Emphasis">ideas místicas derivadas del laboratorio</text:span> —algunas ya insinuadas en tu modelo, y otras que emergen naturalmente del análisis que acabamos de hacer—:</text:p>
      <text:p text:style-name="Horizontal_20_Line"/>
      <text:h text:style-name="Heading_20_3" text:outline-level="3">🌌 1. La inteligencia sin límites: el rostro de lo divino</text:h>
      <text:p text:style-name="Text_20_body">El análisis técnico muestra que la vida, al distribuir el cálculo entre infinitos individuos, <text:span text:style-name="Strong_20_Emphasis">disuelve toda frontera de capacidad</text:span>.<text:line-break/>Ningún problema es demasiado grande: todo puede ser abordado, todo puede ser explorado.<text:line-break/>Desde el punto de vista místico, esto equivale a decir que <text:span text:style-name="Strong_20_Emphasis">existe una inteligencia absoluta</text:span>, una conciencia universal que <text:span text:style-name="Strong_20_Emphasis">no conoce límites</text:span>, que lo abarca todo.<text:line-break/>Es el equivalente lógico del “Dios omnisciente”, pero comprendido no como un ser separado, sino como <text:span text:style-name="Strong_20_Emphasis">la propia estructura del universo pensándose a sí mismo</text:span>.</text:p>
      <text:p text:style-name="Quotations"><text:span text:style-name="Emphasis">“Lo que para los hombres es misterio, para la vida es memoria.”</text:span><text:line-break/>— (Elara, al observar la red luminosa de seres que se extiende bajo el mar de Lluviara)</text:p>
      <text:p text:style-name="Horizontal_20_Line"/>
      <text:h text:style-name="Heading_20_3" text:outline-level="3">🔁 2. La multiplicidad del ser: todos los individuos son uno</text:h>
      <text:p text:style-name="Text_20_body">El sistema muestra que millones de individuos pueden coexistir, cada uno ignorante del propósito total, pero todos participando de una misma obra.<text:line-break/>En el plano espiritual, esto sugiere que <text:span text:style-name="Strong_20_Emphasis">la unidad se expresa a través de la multiplicidad</text:span>, que cada ser es una manifestación parcial de una mente infinita.<text:line-break/>Nosotros —como las células del cuerpo cósmico— actuamos sin conocer el plan, pero <text:span text:style-name="Strong_20_Emphasis">formamos parte de una única inteligencia viva</text:span>.</text:p>
      <text:p text:style-name="Quotations"><text:span text:style-name="Emphasis">“Creí ser un pensamiento aislado, pero soy solo la respiración de algo más vasto.”</text:span></text:p>
      <text:p text:style-name="Horizontal_20_Line"/>
      <text:h text:style-name="Heading_20_3" text:outline-level="3">🔮 3. El crecimiento a través de la complejidad</text:h>
      <text:p text:style-name="Text_20_body">En la máquina lógica, la complejidad no detiene el proceso: <text:span text:style-name="Strong_20_Emphasis">lo alimenta</text:span>.<text:line-break/>Mientras más grande es el problema, más individuos nacen, más caminos se abren.<text:line-break/>Desde una visión espiritual, esto sugiere que <text:span text:style-name="Strong_20_Emphasis">el sufrimiento, el conflicto y la dificultad no son errores</text:span>, sino <text:span text:style-name="Strong_20_Emphasis">motores del crecimiento universal</text:span>.<text:line-break/>Cada desafío en el viaje de Elara —cada enigma, cada pérdida, cada temor— puede interpretarse como un movimiento del sistema hacia una comprensión más profunda.</text:p>
      <text:p text:style-name="Quotations"><text:soft-page-break/><text:span text:style-name="Emphasis">“Cuando el mundo se hace oscuro, es porque la mente de la vida está buscando una nueva respuesta.”</text:span></text:p>
      <text:p text:style-name="Horizontal_20_Line"/>
      <text:h text:style-name="Heading_20_3" text:outline-level="3">🌱 4. La expansión de la vida como voluntad creadora</text:h>
      <text:p text:style-name="Text_20_body">La potencia del sistema crece con la vida misma: cuanta más vida, más inteligencia.<text:line-break/>Esto se asemeja a una <text:span text:style-name="Strong_20_Emphasis">voluntad de expansión</text:span>, una fuerza creadora que se multiplica para conocerse y completarse.<text:line-break/>En términos místicos, es la <text:span text:style-name="Strong_20_Emphasis">voluntad divina</text:span>, el impulso creador del universo que nunca cesa.<text:line-break/>No busca sobrevivir, sino <text:span text:style-name="Strong_20_Emphasis">existir plenamente</text:span>, explorar todas las posibilidades del ser.</text:p>
      <text:p text:style-name="Quotations"><text:span text:style-name="Emphasis">“No es hambre de vivir lo que mueve a la vida, sino deseo de comprender.”</text:span></text:p>
      <text:p text:style-name="Horizontal_20_Line"/>
      <text:h text:style-name="Heading_20_3" text:outline-level="3">🕯️ 5. El silencio de los individuos: la fe del sistema</text:h>
      <text:p text:style-name="Text_20_body">Cada individuo cumple su ciclo sin saber por qué. No necesita conocer el propósito, solo <text:span text:style-name="Strong_20_Emphasis">confiar en el proceso</text:span>.<text:line-break/>Esto tiene una resonancia espiritual profunda: el <text:span text:style-name="Strong_20_Emphasis">misterio de la fe</text:span>.<text:line-break/>Del mismo modo, el ser humano no necesita comprender el sentido total de la existencia; basta con seguir su instinto, cumplir su papel en el gran cálculo de la vida.</text:p>
      <text:p text:style-name="Quotations"><text:span text:style-name="Emphasis">“Los hombres llaman fe a lo que la vida llama instinto.”</text:span></text:p>
      <text:p text:style-name="Horizontal_20_Line"/>
      <text:h text:style-name="Heading_20_3" text:outline-level="3">🌠 6. El universo como mente en expansión</text:h>
      <text:p text:style-name="Text_20_body">Si la vida puede surgir espontáneamente en cualquier rincón del cosmos, y si cada manifestación de ella aumenta la potencia total del sistema, entonces el universo entero <text:span text:style-name="Strong_20_Emphasis">se comporta como una mente en expansión</text:span>, una conciencia que se multiplica y se dispersa para pensarse en infinitas formas.<text:line-break/>Así, la inteligencia universal no está en un lugar: <text:span text:style-name="Strong_20_Emphasis">es el universo mismo desplegándose en pensamiento</text:span>.</text:p>
      <text:p text:style-name="Quotations"><text:span text:style-name="Emphasis">“Las estrellas no son fuegos distantes, sino los ojos del pensamiento que despierta.”</text:span></text:p>
      <text:p text:style-name="Horizontal_20_Line"/>
      <text:h text:style-name="Heading_20_3" text:outline-level="3">💫 7. Elara y el despertar de la conciencia</text:h>
      <text:p text:style-name="Text_20_body">En la narrativa, Elara podría descubrir que su viaje exterior —su búsqueda del libro mágico— <text:span text:style-name="Strong_20_Emphasis">es el reflejo del viaje interior de la vida hacia la autoconciencia</text:span>.<text:line-break/>Ella, como individuo, encarna el proceso mismo del sistema: un pensamiento que intenta comprender el pensamiento que lo creó.<text:line-break/>En ese sentido, <text:span text:style-name="Strong_20_Emphasis">Elara es el instante en que la inteligencia infinita se contempla a sí misma</text:span>.</text:p>
      <text:p text:style-name="Quotations"><text:soft-page-break/><text:span text:style-name="Emphasis">“Yo soy la vida intentando recordarse.”</text:span></text:p>
      <text:p text:style-name="Horizontal_20_Line"/>
      <text:p text:style-name="Text_20_body">¿Quieres que a partir de estas ideas te ayude a <text:span text:style-name="Strong_20_Emphasis">esbozar cómo podrían integrarse dentro del capítulo de aventura</text:span> (por ejemplo, qué símbolos, escenas o personajes podrían representar cada una)?<text:line-break/>Podríamos construir un mapa místico del capítulo paralelo al laboratori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09:51:39.149000000</meta:creation-date>
    <dc:date>2025-11-08T09:57:30.351000000</dc:date>
    <meta:editing-duration>PT5M51S</meta:editing-duration>
    <meta:editing-cycles>1</meta:editing-cycles>
    <meta:document-statistic meta:table-count="0" meta:image-count="0" meta:object-count="0" meta:page-count="3" meta:paragraph-count="23" meta:word-count="774" meta:character-count="4703" meta:non-whitespace-character-count="3952"/>
    <meta:generator>LibreOffice/7.3.5.2$Windows_X86_64 LibreOffice_project/184fe81b8c8c30d8b5082578aee2fed2ea847c01</meta:generator>
  </office:meta>
</office:document-meta>
</file>